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881cm" fo:margin-left="-0.191cm" table:align="left" style:writing-mode="lr-tb"/>
    </style:style>
    <style:style style:name="Таблица1.A" style:family="table-column">
      <style:table-column-properties style:column-width="8.939cm"/>
    </style:style>
    <style:style style:name="Таблица1.B" style:family="table-column">
      <style:table-column-properties style:column-width="8.941cm"/>
    </style:style>
    <style:style style:name="Таблица1.1" style:family="table-row">
      <style:table-row-properties style:min-row-height="1.429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" style:family="paragraph" style:parent-style-name="Обычный_20__28_веб_29_">
      <loext:graphic-properties draw:fill="solid" draw:fill-color="#ffffff"/>
      <style:paragraph-properties fo:margin-top="0cm" fo:margin-bottom="0cm" style:contextual-spacing="false" fo:background-color="#ffffff" style:vertical-align="baseline"/>
    </style:style>
    <style:style style:name="P3" style:family="paragraph" style:parent-style-name="Основной_20_текст_20_2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style:text-autospace="non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style:text-autospace="non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6.456cm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10pt" fo:language="ru" fo:country="RU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text-align="justify" style:justify-single-word="false"/>
      <style:text-properties fo:font-size="6pt" style:font-size-asian="5.25pt" style:font-size-complex="6pt"/>
    </style:style>
    <style:style style:name="P14" style:family="paragraph" style:parent-style-name="Standard">
      <style:paragraph-properties fo:margin-left="0cm" fo:margin-right="0cm" fo:text-indent="1cm" style:auto-text-indent="false" style:text-autospace="none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</style:style>
    <style:style style:name="P16" style:family="paragraph" style:parent-style-name="Standard">
      <style:paragraph-properties fo:margin-left="0cm" fo:margin-right="0cm" fo:text-indent="1cm" style:auto-text-indent="false" style:text-autospace="none"/>
      <style:text-properties fo:font-weight="bold" style:font-weight-asian="bold"/>
    </style:style>
    <style:style style:name="P17" style:family="paragraph" style:parent-style-name="Text_20_body_20_indent">
      <style:paragraph-properties fo:margin-left="0cm" fo:margin-right="0cm" fo:margin-top="0cm" fo:margin-bottom="0cm" style:contextual-spacing="false" fo:text-align="justify" style:justify-single-word="false" fo:hyphenation-ladder-count="no-limit" fo:text-indent="1cm" style:auto-text-indent="false"/>
      <style:text-properties fo:hyphenate="false" fo:hyphenation-remain-char-count="2" fo:hyphenation-push-char-count="2" loext:hyphenation-no-caps="false"/>
    </style:style>
    <style:style style:name="P18" style:family="paragraph" style:parent-style-name="Основной_20_текст_20_2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</style:style>
    <style:style style:name="P19" style:family="paragraph" style:parent-style-name="Standard">
      <style:paragraph-properties fo:margin-left="1cm" fo:margin-right="0cm" fo:text-indent="0cm" style:auto-text-indent="false" style:text-autospace="none"/>
      <style:text-properties fo:font-weight="bold" style:font-weight-asian="bold"/>
    </style:style>
    <style:style style:name="P2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1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font-weight="bold" style:font-weight-asian="bold"/>
    </style:style>
    <style:style style:name="P22" style:family="paragraph" style:parent-style-name="Титул_20__28_мелкий_29_">
      <style:paragraph-properties fo:margin-left="0cm" fo:margin-right="0cm" fo:line-height="100%" fo:text-indent="0cm" style:auto-text-indent="false" fo:break-before="page"/>
      <style:text-properties style:use-window-font-color="true" loext:opacity="0%" style:font-name="Times New Roman" fo:font-size="12pt" fo:language="ru" fo:country="RU" fo:font-weight="normal" officeooo:rsid="0014127a" officeooo:paragraph-rsid="0014127a" style:font-name-asian="Times New Roman" style:font-size-asian="12pt" style:font-weight-asian="normal" style:font-name-complex="Times New Roman" style:font-size-complex="12pt" style:language-complex="ar" style:country-complex="SA" style:font-weight-complex="bold"/>
    </style:style>
    <style:style style:name="P23" style:family="paragraph" style:parent-style-name="Без_20_интервала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Основной_20_текст_20_2">
      <style:paragraph-properties fo:margin-left="0cm" fo:margin-right="0cm" fo:margin-top="0cm" fo:margin-bottom="0cm" style:contextual-spacing="false" fo:line-height="100%" fo:text-align="center" style:justify-single-word="false" fo:text-indent="0.751cm" style:auto-text-indent="false"/>
    </style:style>
    <style:style style:name="P25" style:family="paragraph" style:parent-style-name="Heading_20_4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 style:text-autospace="none"/>
      <style:text-properties fo:font-weight="bold" style:font-weight-asian="bold"/>
    </style:style>
    <style:style style:name="P27" style:family="paragraph" style:parent-style-name="Standard" style:list-style-name="WW8Num1">
      <style:paragraph-properties fo:text-align="center" style:justify-single-word="false" style:text-autospace="none"/>
      <style:text-properties fo:font-weight="bold" style:font-weight-asian="bold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Основной_20_текст_20_2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fo:font-size="12pt" officeooo:paragraph-rsid="0016b0cc" style:font-size-asian="12pt" style:font-size-complex="12pt"/>
    </style:style>
    <style:style style:name="P32" style:family="paragraph" style:parent-style-name="Основной_20_текст_20_2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officeooo:paragraph-rsid="001b704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language="ru" fo:country="RU" officeooo:rsid="0014b89c"/>
    </style:style>
    <style:style style:name="T7" style:family="text">
      <style:text-properties fo:language="ru" fo:country="RU" fo:background-color="#ffff00" loext:char-shading-value="0"/>
    </style:style>
    <style:style style:name="T8" style:family="text">
      <style:text-properties fo:language="ru" fo:country="RU" fo:background-color="#ffff00" loext:char-shading-value="0"/>
    </style:style>
    <style:style style:name="T9" style:family="text">
      <style:text-properties fo:language="ru" fo:country="RU" officeooo:rsid="0016d135"/>
    </style:style>
    <style:style style:name="T10" style:family="text">
      <style:text-properties fo:language="ru" fo:country="RU" fo:background-color="transparent" loext:char-shading-value="0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language="ru" fo:country="RU" style:font-size-asian="10pt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197050" style:font-size-asian="16pt" style:font-size-complex="16pt"/>
    </style:style>
    <style:style style:name="T19" style:family="text">
      <style:text-properties fo:font-size="16pt" fo:language="ru" fo:country="RU" style:font-size-asian="16pt" style:font-size-complex="16pt"/>
    </style:style>
    <style:style style:name="T2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1" style:family="text">
      <style:text-properties fo:font-size="8pt" style:text-underline-style="none" style:font-size-asian="8pt" style:font-size-complex="8pt"/>
    </style:style>
    <style:style style:name="T22" style:family="text">
      <style:text-properties style:font-weight-complex="bold"/>
    </style:style>
    <style:style style:name="T23" style:family="text">
      <style:text-properties fo:color="#2d2d2d" loext:opacity="100%" fo:letter-spacing="0.002cm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language="ru" fo:country="RU" style:font-size-asian="12pt" style:font-size-complex="12pt"/>
    </style:style>
    <style:style style:name="T26" style:family="text">
      <style:text-properties fo:font-size="12pt" fo:language="ru" fo:country="RU" style:text-underline-style="solid" style:text-underline-width="auto" style:text-underline-color="font-color" style:font-size-asian="12pt" style:font-size-complex="12pt"/>
    </style:style>
    <style:style style:name="T27" style:family="text">
      <style:text-properties fo:font-size="12pt" fo:language="ru" fo:country="RU" style:text-underline-style="none" style:font-size-asian="12pt" style:font-size-complex="12pt"/>
    </style:style>
    <style:style style:name="T2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9" style:family="text">
      <style:text-properties fo:font-size="12pt" style:text-underline-style="none" style:font-size-asian="12pt" style:font-size-complex="12pt"/>
    </style:style>
    <style:style style:name="T30" style:family="text">
      <style:text-properties fo:font-size="12pt" style:text-underline-style="none" officeooo:rsid="00197050" style:font-size-asian="12pt" style:font-size-complex="12pt"/>
    </style:style>
    <style:style style:name="T31" style:family="text">
      <style:text-properties officeooo:rsid="0014b89c"/>
    </style:style>
    <style:style style:name="T32" style:family="text">
      <style:text-properties style:use-window-font-color="true" loext:opacity="0%" style:font-name="Times New Roman" fo:font-size="13pt" fo:language="none" fo:country="none" officeooo:rsid="0014b89c" style:font-name-asian="Times New Roman" style:font-size-asian="13pt" style:font-name-complex="Times New Roman" style:font-size-complex="13pt" style:language-complex="ar" style:country-complex="SA"/>
    </style:style>
    <style:style style:name="T33" style:family="text">
      <style:text-properties style:use-window-font-color="true" loext:opacity="0%" style:font-name="Times New Roman" fo:font-size="13pt" fo:language="none" fo:country="none" officeooo:rsid="0016d135" style:font-name-asian="Times New Roman" style:font-size-asian="13pt" style:font-name-complex="Times New Roman" style:font-size-complex="13pt" style:language-complex="ar" style:country-complex="SA"/>
    </style:style>
    <style:style style:name="T34" style:family="text">
      <style:text-properties style:use-window-font-color="true" loext:opacity="0%" style:font-name="Times New Roman" fo:font-size="16pt" fo:language="none" fo:country="none" officeooo:rsid="00197050" style:font-name-asian="Times New Roman" style:font-size-asian="16pt" style:font-name-complex="Times New Roman" style:font-size-complex="16pt" style:language-complex="ar" style:country-complex="SA"/>
    </style:style>
    <style:style style:name="T35" style:family="text">
      <style:text-properties style:use-window-font-color="true" loext:opacity="0%" style:font-name="Times New Roman" fo:language="ru" fo:country="RU" officeooo:rsid="0014b89c" style:font-name-asian="Times New Roman" style:font-name-complex="Times New Roman" style:language-complex="ar" style:country-complex="SA"/>
    </style:style>
    <style:style style:name="T36" style:family="text">
      <style:text-properties style:use-window-font-color="true" loext:opacity="0%" style:font-name="Times New Roman" fo:language="none" fo:country="none" officeooo:rsid="0016b0cc" style:font-name-asian="Times New Roman" style:font-name-complex="Times New Roman" style:language-complex="ar" style:country-complex="SA"/>
    </style:style>
    <style:style style:name="T37" style:family="text">
      <style:text-properties style:use-window-font-color="true" loext:opacity="0%" style:font-name="Times New Roman" fo:language="none" fo:country="none" fo:font-weight="bold" officeooo:rsid="00166639" style:font-name-asian="Times New Roman" style:font-weight-asian="bold" style:font-name-complex="Times New Roman" style:language-complex="ar" style:country-complex="SA" style:font-weight-complex="bold"/>
    </style:style>
    <style:style style:name="T38" style:family="text">
      <style:text-properties style:use-window-font-color="true" loext:opacity="0%" style:font-name="Times New Roman" fo:language="none" fo:country="none" officeooo:rsid="00197050" fo:background-color="#ffff00" loext:char-shading-value="0" style:font-name-asian="Times New Roman" style:font-name-complex="Times New Roman" style:language-complex="ar" style:country-complex="SA"/>
    </style:style>
    <style:style style:name="T39" style:family="text">
      <style:text-properties style:use-window-font-color="true" loext:opacity="0%" style:font-name="Times New Roman" fo:language="none" fo:country="none" officeooo:rsid="00197050" fo:background-color="transparent" loext:char-shading-value="0" style:font-name-asian="Times New Roman" style:font-name-complex="Times New Roman" style:language-complex="ar" style:country-complex="SA"/>
    </style:style>
    <style:style style:name="T40" style:family="text">
      <style:text-properties style:use-window-font-color="true" loext:opacity="0%" style:font-name="Times New Roman" fo:font-size="10pt" fo:language="none" fo:country="none" officeooo:rsid="0016d135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officeooo:rsid="0016d135"/>
    </style:style>
    <style:style style:name="T42" style:family="text">
      <style:text-properties fo:background-color="#ffff00" loext:char-shading-value="0"/>
    </style:style>
    <style:style style:name="T43" style:family="text">
      <style:text-properties fo:background-color="#ffff00" loext:char-shading-value="0"/>
    </style:style>
    <style:style style:name="T44" style:family="text">
      <style:text-properties officeooo:rsid="00197050" fo:background-color="#ffff00" loext:char-shading-value="0"/>
    </style:style>
    <style:style style:name="T45" style:family="text">
      <style:text-properties officeooo:rsid="00197050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1b70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4">Д О Г О В О Р <text:s text:c="2"/>№ <text:span text:style-name="T11">______</text:span> -И</text:h>
      <text:p text:style-name="P6">о практической подготовке обучающихся</text:p>
      <text:p text:style-name="P1">(индивидуальный)</text:p>
      <text:p text:style-name="P7"/>
      <text:p text:style-name="P4">г. Пермь <text:s text:c="81"/>« ___ » ___________ 2021 г.</text:p>
      <text:p text:style-name="P10"/>
      <text:p text:style-name="P31"><text:span text:style-name="T1">Федеральное государственное </text:span><text:span text:style-name="T5">автономное</text:span><text:span text:style-name="T1"> образовательное учреждение высшего образования «Пермский национальный исследовательский политехнический университет»,</text:span> <text:s/>именуемое в дальнейшем «ПНИПУ», в лице проректора по учебной работе <text:span text:style-name="T1">Лобова Николая Владимировича</text:span>, действующего на основании <text:span text:style-name="T46">доверенности № </text:span><text:span text:style-name="T10">3</text:span><text:span text:style-name="T46"> от </text:span><text:span text:style-name="T10">16.08.2021</text:span><text:span text:style-name="T46"> г.</text:span><text:span text:style-name="T4">,</text:span> <text:span text:style-name="T4">с одной стороны,</text:span> и<text:span text:style-name="T4"> </text:span><text:span text:style-name="T35">ООО «Комплексные системы»</text:span>, именуемое в дальнейшем «<text:span text:style-name="T1">Профильная организация</text:span>», в лице <text:span text:style-name="T45">генерального директора </text:span><text:span text:style-name="T47">ООО «Комплексные системы»</text:span> <text:span text:style-name="T37">Рябикова Ярослава Александровича</text:span>, действующего на основании <text:s/><text:span text:style-name="T39">Устава</text:span>, с <text:span text:style-name="T36">другой</text:span> стороны, именуемые по отдельности «Сторона», а вместе – «Стороны», заключили между собой Договор о нижеследующем:</text:p>
      <text:p text:style-name="P8"/>
      <text:list xml:id="list2511176151" text:style-name="WW8Num1">
        <text:list-item>
          <text:p text:style-name="P27">Предмет Договора</text:p>
        </text:list-item>
      </text:list>
      <text:p text:style-name="P15">1.1 Предметом настоящего Договора является организация практической подготовки обучающихся (далее - практическая подготовка). </text:p>
      <text:p text:style-name="P18"><text:span text:style-name="T4">1.2. ПНИПУ</text:span> направляет, а Профильная организация принимает на<text:span text:style-name="T4"> <text:s/>практическую подготовку для проведения практики и (или) других компонентов образовательной программы </text:span><text:span text:style-name="T41">по направлению 09.03.04 Программная инженерия и образовательной программе 09.03.04.01 Разработка программно-информационных систем на учебную практику продолжительностью 4 недели </text:span>в период с <text:span text:style-name="T31">05</text:span>.<text:span text:style-name="T31">07</text:span>.20<text:span text:style-name="T4">21 </text:span><text:span text:style-name="T9">г.</text:span> по <text:span text:style-name="T31">02</text:span>.<text:span text:style-name="T31">08</text:span>.20<text:span text:style-name="T4">21</text:span> г.<text:span text:style-name="T4"> </text:span>студент<text:span text:style-name="T4">а </text:span><text:span text:style-name="T6">2 </text:span>курса учебной группы<text:span text:style-name="T13"> </text:span><text:span text:style-name="T32">РИС-19 </text:span><text:span text:style-name="T33">Миннахметова Эльдара Юлдашевича</text:span><text:span text:style-name="T40">.</text:span></text:p>
      <text:p text:style-name="P32">1.3<text:span text:style-name="T5"> </text:span>Реализация компонентов образовательной программы, указанных в пункте<text:span text:style-name="T4"> </text:span>1.2<text:span text:style-name="T4">, </text:span><text:span text:style-name="T29">осуществляется</text:span><text:span text:style-name="T21"> </text:span><text:span text:style-name="T29">в</text:span><text:span text:style-name="T16"> </text:span><text:span text:style-name="T29">помещениях</text:span><text:span text:style-name="T16"> </text:span><text:span text:style-name="T27">(подразделениях) </text:span><text:span text:style-name="T29">профильной организации</text:span><text:span text:style-name="T27">: </text:span><text:span text:style-name="T30">ООО « Комплексные системы», </text:span><text:span text:style-name="T29">г. Москва, 1-й Тушинский проезд, д. 23</text:span></text:p>
      <text:p text:style-name="P11"/>
      <text:p text:style-name="P6"/>
      <text:p text:style-name="P6"/>
      <text:p text:style-name="P6"/>
      <text:p text:style-name="P6">2. Права и обязанности Сторон</text:p>
      <text:p text:style-name="P14"><text:span text:style-name="T1">2. 1.</text:span> <text:span text:style-name="T2">ПНИПУ обязан:</text:span></text:p>
      <text:p text:style-name="P17">2.1.1 своевременно направить студента(ов) для прохождения практики в<text:span text:style-name="T1"> </text:span>Профильную организацию. <text:s text:c="254"/></text:p>
      <text:p text:style-name="P15">2.1.2 назначать руководителя по практической подготовке от «ПНИПУ» из числа лиц, относящихся к профессорско-преподавательскому составу «ПНИПУ»<text:span text:style-name="T23">, который: </text:span></text:p>
      <text:p text:style-name="P15">обеспечивает организацию образовательной деятельности в форме практической подготовки при проведении практики и (или) реализации других компонентов образовательной программы на базе Профильной организации;</text:p>
      <text:p text:style-name="P15">организует участие обучающихся в выполнении определенных видов работ, связанных с будущей профессиональной деятельностью;</text:p>
      <text:p text:style-name="P15">оказывает методическую помощь обучающимся при выполнении определенных видов работ, связанных с будущей профессиональной деятельностью;</text:p>
      <text:p text:style-name="P15">несет ответственность совместно с ответственным работником Профильной организации за реализацию компонентов образовательной программы в форме практической подготовки, за жизнь и здоровье обучающихся и работников ПНИПУ, соблюдение ими правил противопожарной безопасности, правил охраны труда, техники безопасности и санитарно-эпидемиологических правил и гигиенических нормативов во время реализации компонентов образовательной программы в форме практической подготовки в Профильной организации;</text:p>
      <text:p text:style-name="P15">2.1.3 при смене руководителя по практической подготовке в трехдневный срок сообщить об этом Профильной организации.</text:p>
      <text:p text:style-name="P19"><text:soft-page-break/>2.2. Профильная организация обязана:</text:p>
      <text:p text:style-name="P15">2.2.1 создать условия для реализации компонентов образовательной программы в форме практической подготовки, предоставить оборудование и технические средства обучения в объеме, позволяющем выполнять определенные виды работ, связанные с будущей профессиональной деятельностью обучающихся;</text:p>
      <text:p text:style-name="P15">2.2.2 назначить ответственное лицо, соответствующее требованиям трудового законодательства Российской Федерации о допуске к педагогической деятельности, из числа работников Профильной организации, которое обеспечивает организацию реализации компонентов образовательной программы в форме практической подготовки со стороны Профильной организации;</text:p>
      <text:p text:style-name="P15">2.2.3 при смене лица, указанного в пункте 2.2.2, в трехдневный срок сообщить об этом «ПНИПУ»;</text:p>
      <text:p text:style-name="P15">2.2.4 обеспечить безопасные условия реализации компонентов образовательной программы в форме практической подготовки, выполнение правил противопожарной безопасности, правил охраны труда, техники безопасности и санитарно-эпидемиологических правил и гигиенических нормативов;</text:p>
      <text:p text:style-name="P15">2.2.5 проводить оценку условий труда на рабочих местах, используемых при реализации компонентов образовательной программы в форме практической подготовки, и сообщать руководителю «ПНИПУ» об условиях труда и требованиях охраны труда на рабочем месте;</text:p>
      <text:p text:style-name="P15">2.2.6 ознакомить обучающихся с правилами внутреннего трудового распорядка Профильной организации и иными необходимыми локальными нормативными актами Профильной организации;</text:p>
      <text:p text:style-name="P15">2.2.7 провести инструктаж обучающихся по охране труда и технике безопасности и осуществлять надзор за соблюдением обучающимися правил техники безопасности;</text:p>
      <text:p text:style-name="P15">2.2.8<text:span text:style-name="T1"> </text:span>предоставить обучающимся и руководителю по практической подготовке от «ПНИПУ» возможность пользоваться помещениями Профильной организации, указанных в п. 1.3, согласованными Сторонами, а также находящимися в них оборудованием и техническими средствами обучения;</text:p>
      <text:p text:style-name="P15">2.2.9 обо всех случаях нарушения обучающимися правил внутреннего трудового распорядка, охраны труда и техники безопасности сообщить руководителю по практической подготовке от «ПНИПУ».</text:p>
      <text:p text:style-name="P16"/>
      <text:p text:style-name="P16"/>
      <text:p text:style-name="P16"/>
      <text:p text:style-name="P16">2.3. «ПНИПУ» имеет право:</text:p>
      <text:p text:style-name="P15">2.3.1 осуществлять контроль соответствия условий реализации компонентов образовательной программы в форме практической подготовки требованиям настоящего Договора; </text:p>
      <text:p text:style-name="P15">2.3.2 запрашивать информацию об организации практической подготовки, в том числе о качестве и объеме выполненных обучающимися работ, связанных с будущей профессиональной деятельностью.</text:p>
      <text:p text:style-name="P16">2.4. Профильная организация имеет право:</text:p>
      <text:p text:style-name="P15">2.4.1 требовать от обучающихся соблюдения правил внутреннего трудового распорядка, охраны труда и техники безопасности, режима конфиденциальности, принятого в Профильной организации, предпринимать необходимые действия, направленные на предотвращение ситуации, способствующей разглашению конфиденциальной информации;</text:p>
      <text:p text:style-name="P15">2.4.2 <text:s/>в случае установления факта нарушения обучающимися своих обязанностей в период организации практической подготовки, режима конфиденциальности приостановить реализацию компонентов образовательной программы в форме практической подготовки в отношении конкретного обучающегося.</text:p>
      <text:p text:style-name="P9"/>
      <text:p text:style-name="P6">3. Срок действия договора</text:p>
      <text:p text:style-name="P15">3.1. Настоящий Договор вступает в силу после его подписания и действует до полного исполнения Сторонами обязательств.</text:p>
      <text:p text:style-name="P9"/>
      <text:p text:style-name="P6"><text:soft-page-break/>4. Заключительные положения</text:p>
      <text:p text:style-name="P15">4.1. Все споры, возникающие между Сторонами по настоящему Договору, разрешаются Сторонами в порядке, установленном законодательством Российской Федерации.</text:p>
      <text:p text:style-name="P15">4.2. Изменение настоящего Договора осуществляется по соглашению Сторон в письменной форме в виде дополнительных соглашений к настоящему Договору, которые являются его неотъемлемой частью.</text:p>
      <text:p text:style-name="P15">4.3. Настоящий Договор составлен в двух экземплярах, по одному для каждой из Сторон. Все экземпляры имеют одинаковую юридическую силу.</text:p>
      <text:p text:style-name="P20"/>
      <text:p text:style-name="P21">5. Адреса, реквизиты и подписи сторон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ПНИПУ</text:p>
            <text:p text:style-name="P8"><text:span text:style-name="T22">Федеральное </text:span>государственное <text:span text:style-name="T22">автономное</text:span> </text:p>
            <text:p text:style-name="P8">образовательное учреждение высшего</text:p>
            <text:p text:style-name="P8"><text:s/>образования «Пермский национальный </text:p>
            <text:p text:style-name="Standard">исследовательский политехнический университет»</text:p>
            <text:p text:style-name="P23">614990, Пермский край, г. Пермь </text:p>
            <text:p text:style-name="P23">Комсомольский проспект, д. 29</text:p>
            <text:p text:style-name="P2">ИНН 5902291029 КПП 590201001</text:p>
            <text:p text:style-name="P2">УФК по Пермскому краю </text:p>
            <text:p text:style-name="P2">(ПНИПУ л.с. 30566К53410)</text:p>
            <text:p text:style-name="P2">БИК ТОФК 015773997</text:p>
            <text:p text:style-name="P2">Казначейский счет 03214643000000015600</text:p>
            <text:p text:style-name="P2">в ОТДЕЛЕНИЕ ПЕРМЬ БАНКА</text:p>
            <text:p text:style-name="P2">РОССИИ//УФК по Пермскому краю г. Пермь</text:p>
            <text:p text:style-name="P2">ЕКС (Единый казначейский счет) 40102810145370000048</text:p>
            <text:p text:style-name="P2">ОГРН 1025900513924; ОКТМО 57701000</text:p>
            <text:p text:style-name="Standard">ОКАТО 57401372000; ОКПО 02069065</text:p>
            <text:p text:style-name="P12"/>
            <text:p text:style-name="P8">Проректор по учебной работе </text:p>
            <text:p text:style-name="P13"/>
            <text:p text:style-name="P8">____________________ <text:s text:c="2"/>/ Н.В. Лобов / <text:s text:c="188"/></text:p>
            <text:p text:style-name="Standard">м.п. <text:s/></text:p>
          </table:table-cell>
          <table:table-cell table:style-name="Таблица1.A1" office:value-type="string">
            <text:p text:style-name="P5">ПРОФИЛЬНАЯ ОРГАНИЗАЦИЯ</text:p>
            <text:p text:style-name="P29">ООО «КОМПЛЕКСНЫЕ СИСТЕМЫ»</text:p>
            <text:p text:style-name="P29"/>
            <text:p text:style-name="P29">Юридический адрес: 125371, г. Москва, </text:p>
            <text:p text:style-name="P29">Тушинский 1-й проезд, дом № 23, пом. 7</text:p>
            <text:p text:style-name="P29">ИНН 7733337985 <text:s/>, КПП 773301001,</text:p>
            <text:p text:style-name="P29">Р/с <text:s/>40702810400020007684</text:p>
            <text:p text:style-name="P29">в ПАО АКБ “Авангард”, г. Москва</text:p>
            <text:p text:style-name="P29">К/с 30101810000000000201 в </text:p>
            <text:p text:style-name="P29">ОПЕРУ Московского ГТУ Банка России, </text:p>
            <text:p text:style-name="P29">БИК 044525201</text:p>
            <text:p text:style-name="P29"/>
            <text:p text:style-name="P29">Генеральный директор </text:p>
            <text:p text:style-name="P29"/>
            <text:p text:style-name="P29"/>
            <text:p text:style-name="P29">_______________ Рябиков Я.А.</text:p>
            <text:p text:style-name="P29"><text:s text:c="15"/>м.п.</text:p>
            <text:p text:style-name="P8"><text:span text:style-name="T12">«____» __________ 2021 г.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text-indent="1.251cm" style:auto-text-indent="false"/>
      <style:text-properties fo:font-size="14pt" fo:language="none" fo:country="non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language="none" fo:country="none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fo:language="none" fo:country="non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заголовок_20_5" style:display-name="заголовок 5" style:family="paragraph" style:parent-style-name="Standard" style:next-style-name="Standard" style:default-outline-level="5" style:list-style-name="">
      <style:paragraph-properties fo:margin-left="0cm" fo:margin-right="0cm" fo:line-height="150%" fo:text-align="justify" style:justify-single-word="false" fo:text-indent="8.752cm" style:auto-text-indent="false" fo:keep-with-next="always" style:text-autospace="none"/>
      <style:text-properties fo:font-size="14pt" style:font-size-asian="14pt" style:font-size-complex="14pt"/>
    </style:style>
    <style:style style:name="ConsNonformat" style:family="paragraph">
      <style:paragraph-properties fo:orphans="0" fo:widows="0" style:text-autospace="non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Знак_20_Знак_20_Знак_20_Знак_20_Знак_20_Знак_20_Знак_20_Знак_20_Знак_20_Знак_20_Знак_20_Знак_20_Знак_20_Знак_20_Знак_20_Знак_20_Знак" style:display-name="Знак Знак Знак Знак Знак Знак Знак Знак Знак Знак Знак Знак Знак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176cm" fo:margin-bottom="0.176cm" style:contextual-spacing="false"/>
    </style:style>
    <style:style style:name="Style5" style:family="paragraph" style:parent-style-name="Standard">
      <style:paragraph-properties fo:margin-left="0cm" fo:margin-right="0cm" fo:line-height="0.572cm" fo:orphans="0" fo:widows="0" fo:text-indent="0.956cm" style:auto-text-indent="false" style:text-autospace="none"/>
    </style:style>
    <style:style style:name="Style7" style:family="paragraph" style:parent-style-name="Standard">
      <style:paragraph-properties fo:line-height="0.57cm" fo:orphans="0" fo:widows="0" style:text-autospace="none"/>
    </style:style>
    <style:style style:name="Style8" style:family="paragraph" style:parent-style-name="Standard">
      <style:paragraph-properties fo:orphans="0" fo:widows="0" style:text-autospace="non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none" fo:country="none"/>
    </style:style>
    <style:style style:name="Стиль" style:family="paragraph" style:parent-style-name="Standard">
      <style:paragraph-properties fo:margin-top="0.212cm" fo:margin-bottom="0cm" style:contextual-spacing="false" fo:line-height="0.423cm" fo:text-align="justify" style:justify-single-word="false">
        <style:tab-stops>
          <style:tab-stop style:position="3.81cm"/>
        </style:tab-stops>
      </style:paragraph-properties>
      <style:text-properties fo:language="en" fo:country="US" style:language-asian="none" style:country-asian="non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Courier New" fo:font-family="'Courier New'" style:font-family-generic="modern" fo:font-size="12pt" fo:language="ru" fo:country="RU" style:font-name-asian="Calibri" style:font-family-asian="Calibri" style:font-family-generic-asian="swiss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Стиль1" style:family="paragraph" style:parent-style-name="Standard">
      <style:paragraph-properties fo:hyphenation-ladder-count="no-limit" style:vertical-align="baseline"/>
      <style:text-properties fo:font-size="10pt" fo:font-style="italic" fo:font-weight="bold" style:letter-kerning="true" style:font-size-asian="10pt" style:language-asian="zh" style:country-asian="CN" style:font-style-asian="italic" style:font-weight-asian="bold" style:font-size-complex="10pt" fo:hyphenate="false" fo:hyphenation-remain-char-count="2" fo:hyphenation-push-char-count="2" loext:hyphenation-no-caps="false"/>
    </style:style>
    <style:style style:name="Титул_20__28_мелкий_29_" style:display-name="Титул (мелкий)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Без_20_интервала" style:display-name="Без интервала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msonormal_5f_mailru_5f_css_5f_attribute_5f_postfix" style:display-name="msonormal_mailru_css_attribute_postfix" style:family="paragraph" style:parent-style-name="Standard">
      <style:paragraph-properties fo:margin-top="0.176cm" fo:margin-bottom="0.176cm" style:contextual-spacing="fals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Название_20_Знак" style:display-name="Название Знак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Основной_20_текст_20_с_20_отступом_20_2_20_Знак" style:display-name="Основной текст с отступом 2 Знак" style:family="text">
      <style:text-properties fo:font-size="12pt" style:font-size-asian="12pt" style:font-size-complex="12pt"/>
    </style:style>
    <style:style style:name="style17" style:family="text">
      <style:text-properties fo:font-size="12pt" fo:language="en" fo:country="US" style:font-size-asian="12pt" style:language-asian="none" style:country-asian="none" style:font-size-complex="12pt" style:language-complex="ar" style:country-complex="SA"/>
    </style:style>
    <style:style style:name="firm_5f_name1" style:display-name="firm_name1" style:family="text">
      <style:text-properties fo:color="#005fb1" loext:opacity="100%" fo:font-size="16pt" fo:language="en" fo:country="US" fo:font-weight="bold" style:font-size-asian="16pt" style:language-asian="none" style:country-asian="none" style:font-weight-asian="bold" style:font-size-complex="16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contenttitletxt" style:family="text" style:parent-style-name="Основной_20_шрифт_20_абзаца"/>
    <style:style style:name="style20" style:family="text" style:parent-style-name="Основной_20_шрифт_20_абзаца"/>
    <style:style style:name="font31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Знак" style:display-name="Текст Знак" style:family="text" style:parent-style-name="Основной_20_шрифт_20_абзаца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Адрес</dc:title>
    <dc:subject/>
    <meta:keyword/>
    <meta:initial-creator>umu</meta:initial-creator>
    <meta:creation-date>2021-04-19T08:39:00</meta:creation-date>
    <dc:date>2021-08-27T14:04:55.328181297</dc:date>
    <meta:print-date>2017-06-28T11:05:00</meta:print-date>
    <meta:editing-cycles>65</meta:editing-cycles>
    <meta:editing-duration>PT4H7M49S</meta:editing-duration>
    <meta:generator>LibreOffice/7.1.5.2$Linux_X86_64 LibreOffice_project/85f04e9f809797b8199d13c421bd8a2b025d52b5</meta:generator>
    <meta:document-statistic meta:table-count="1" meta:image-count="0" meta:object-count="0" meta:page-count="4" meta:paragraph-count="75" meta:word-count="901" meta:character-count="8201" meta:non-whitespace-character-count="6810"/>
  </office:meta>
</office:document-meta>
</file>